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3" svg:font-family="'Times New Roman', serif"/>
    <style:font-face style:name="Times New Roman2"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Table2" style:family="table">
      <style:table-properties style:width="27.506cm" table:align="margins" style:may-break-between-rows="false"/>
    </style:style>
    <style:style style:name="Table2.A" style:family="table-column">
      <style:table-column-properties style:column-width="10.001cm" style:rel-column-width="23828*"/>
    </style:style>
    <style:style style:name="Table2.B" style:family="table-column">
      <style:table-column-properties style:column-width="17.505cm" style:rel-column-width="4170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27.506cm" table:align="margins" style:may-break-between-rows="true"/>
    </style:style>
    <style:style style:name="Table3.A" style:family="table-column">
      <style:table-column-properties style:column-width="8.916cm" style:rel-column-width="21244*"/>
    </style:style>
    <style:style style:name="Table3.B" style:family="table-column">
      <style:table-column-properties style:column-width="18.59cm" style:rel-column-width="44291*"/>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27.506cm" table:align="margins"/>
    </style:style>
    <style:style style:name="Table4.A" style:family="table-column">
      <style:table-column-properties style:column-width="8.916cm" style:rel-column-width="21244*"/>
    </style:style>
    <style:style style:name="Table4.B" style:family="table-column">
      <style:table-column-properties style:column-width="18.59cm" style:rel-column-width="4429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27.506cm" table:align="margins"/>
    </style:style>
    <style:style style:name="Table5.A" style:family="table-column">
      <style:table-column-properties style:column-width="8.943cm" style:rel-column-width="21307*"/>
    </style:style>
    <style:style style:name="Table5.B" style:family="table-column">
      <style:table-column-properties style:column-width="18.563cm" style:rel-column-width="4422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27.506cm" table:align="margins"/>
    </style:style>
    <style:style style:name="Table6.A" style:family="table-column">
      <style:table-column-properties style:column-width="8.943cm" style:rel-column-width="21307*"/>
    </style:style>
    <style:style style:name="Table6.B" style:family="table-column">
      <style:table-column-properties style:column-width="18.563cm" style:rel-column-width="4422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language="ru" fo:country="RU"/>
    </style:style>
    <style:style style:name="P2" style:family="paragraph" style:parent-style-name="Text_20_body">
      <style:paragraph-properties fo:text-align="center" style:justify-single-word="false"/>
      <style:text-properties style:font-name="Times New Roman" fo:language="ru" fo:country="RU"/>
    </style:style>
    <style:style style:name="P3" style:family="paragraph" style:parent-style-name="Text_20_body">
      <style:text-properties style:font-name="Times New Roman" fo:font-size="14pt" fo:language="ru" fo:country="RU" style:font-name-asian="Times New Roman3" style:font-size-asian="12pt" style:font-name-complex="Times New Roman3" style:font-size-complex="12pt"/>
    </style:style>
    <style:style style:name="P4" style:family="paragraph" style:parent-style-name="Heading_20_1">
      <style:text-properties style:font-name="Times New Roman" fo:language="ru" fo:country="RU"/>
    </style:style>
    <style:style style:name="T1" style:family="text">
      <style:text-properties fo:font-weight="bold" style:font-weight-asian="bold" style:font-weight-complex="bold"/>
    </style:style>
    <style:style style:name="T2" style:family="text">
      <style:text-properties style:font-name="Times New Roman2" style:font-name-asian="Times New Roman2" style:font-name-complex="Times New Roman2"/>
    </style:style>
    <style:style style:name="T3" style:family="text">
      <style:text-properties style:font-name="Times New Roman2" fo:font-weight="bold" style:font-name-asian="Times New Roman2" style:font-weight-asian="bold" style:font-name-complex="Times New Roman2" style:font-weight-complex="bold"/>
    </style:style>
    <style:style style:name="T4" style:family="text">
      <style:text-properties style:font-name="Times New Roman2" fo:font-weight="normal" style:font-name-asian="Times New Roman2" style:font-weight-asian="normal" style:font-name-complex="Times New Roman2" style:font-weight-complex="normal"/>
    </style:style>
    <style:style style:name="T5" style:family="text">
      <style:text-properties fo:language="en" fo:country="US"/>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4" text:outline-level="1">Задание настроек компиляции</text:h>
          </table:table-cell>
        </table:table-row>
        <table:table-row table:style-name="Table1.2">
          <table:table-cell table:style-name="Table1.A2" office:value-type="string">
            <text:p text:style-name="P1">Для настройки компилятора необходимо выполнить следующие действия:</text:p>
            <text:p text:style-name="P1">1) Вызвать рабочее окно «Инструменты автоматики» нажатием левой клавишей «мыши» на соответствующую кнопку главного меню, показано на рисунке 1.</text:p>
            <text:p text:style-name="P2"><draw:frame draw:style-name="fr1" draw:name="graphics1" text:anchor-type="as-char" svg:width="21.144cm" svg:height="4.156cm" draw:z-index="0"><draw:image xlink:href="../_images/rp-4-2-ris-01.png" xlink:type="simple" xlink:show="embed" xlink:actuate="onLoad"/></draw:frame></text:p>
            <text:p text:style-name="P2">Рисунок 1</text:p>
            <text:p text:style-name="P1">2) Добавить файлы схем алгоритмов, сохранённые ранее на диске в список загружаемых в исполняемую среду задач. Для этого необходимо в окне «Инструменты автоматики» нажать левой клавишей «мыши» на кнопку «Добавить файлы» (рисунок 2а). <text:s/>После выбора файлов (рисунок 2б), их имена появятся в строках таблицы в закладке «Загрузка» окна «Инструменты автоматики».</text:p>
            <text:p text:style-name="P1">Исполняемая среда для приборов позволяет загружать в один прибор одновременно несколько различных расчётных модулей и выполнять их с разным тактом. При этом возможна загрузка одного и того же расчётного модуля, сгенерированного по единой схеме несколько раз с разным уникальным именем, при этом каждый из экземпляров расчётного модуля может быть подключен к разным сигналам. Каждой строке в таблице «Загрузки» соответствует вызов расчётного модуля, который сгенерировался по соответствующей схеме указанной в поле «Файл схемы». Имя исполняемого файла расчётного модуля, соответствующего данной схеме указывается в самом файле схемы («Параметры расчёта – Имя алгоритма»). Следует различать в данном случае имя алгоритма, заданное внутри схемы и поле «Имя алгоритма», заданное в таблице «Загрузки». По первому определяется имя файла расчётного модуля, а по второму – уникальное имя, по которому данный исполняемый файл загружается в исполняемой среде прибора. При этом если в поле «Имя алгоритма» в таблице «Загрузки» ничего не задано, то среда разработки в файл конфигурации загрузки в качестве имени алгоритма принимает имя исполняемого файла. Если же данное поле задано, то имя алгоритма не совпадает с именем исполняемого файла. Например, на рисунке 2в изображено, что расчётный модуль, сгенерированный по файлу схемы «Проект 2.prt» будет загружен 2 раза, но под разными именами алгоритмов (algo1 и algo2), а расчётный модуль, сгенерированный по файлу «ШРП - штатный регулятор питания БС.prt», будет загружен один раз под именем алгоритма, соответствующем имени исполняемого файла, заданному в настройках проекта. При этом, для того чтобы загрузить один и тот же расчётный модуль под разными именами алгоритмов и привязать их к разным сигналам, необходимо задать имена сигналов в блоках типа «Входной контакт» и «Выходной контакт» в схеме соответствующего алгоритма с применением специального выражения %name%, которое при загрузке расчётного модуля в исполняемую среду прибора заменяется на имя <text:soft-page-break/>алгоритма, заданное в поле «Имя алгоритма» в таблице «Загрузки» окна «Инструменты автоматики». Например, если вы в блоке «Входной контакт» примените имя сигнала %name%XB01, и укажите имя алгоритма в таблице загрузки Al , то при загрузке расчётного модуля данный блок будет подключен к сигналу A1XB01. При изменении имени алгоритма (например, добавлении нового, с той же схемой, но привязанного к другим сигналам) перекомпиляция самого расчётного модуля не требуется, требуется переписать только файл конфигурации загрузки (см. Руководство системного программиста).</text:p>
            <text:p text:style-name="P2"><draw:frame draw:style-name="fr1" draw:name="graphics2" text:anchor-type="as-char" svg:width="8.387cm" svg:height="6.853cm" draw:z-index="1"><draw:image xlink:href="../_images/rp-4-2-ris-02a.png" xlink:type="simple" xlink:show="embed" xlink:actuate="onLoad"/></draw:frame></text:p>
            <text:p text:style-name="P2">Рисунок 2а</text:p>
            <text:p text:style-name="P2"><draw:frame draw:style-name="fr1" draw:name="graphics3" text:anchor-type="as-char" svg:width="25.797cm" svg:height="11.483cm" draw:z-index="2"><draw:image xlink:href="../_images/rp-4-2-ris-02b.png" xlink:type="simple" xlink:show="embed" xlink:actuate="onLoad"/></draw:frame></text:p>
            <text:p text:style-name="P2">Рисунок 2б</text:p>
            <text:p text:style-name="P2"><text:soft-page-break/><draw:frame draw:style-name="fr1" draw:name="graphics4" text:anchor-type="as-char" svg:width="16.087cm" svg:height="9.604cm" draw:z-index="3"><draw:image xlink:href="../_images/rp-4-2-ris-02c.png" xlink:type="simple" xlink:show="embed" xlink:actuate="onLoad"/></draw:frame></text:p>
            <text:p text:style-name="P2">Рисунок 2в</text:p>
            <text:p text:style-name="P1">3) Настроить параметры вызова расчетных модулей на приборе. В закладке «Загрузка» рабочего окна «Инструменты автоматики» необходимо задать значения следующих параметров:</text:p>
            <text:p text:style-name="P1"><text:span text:style-name="T1">Имя алгоритма</text:span> <text:span text:style-name="T2">—</text:span> имя алгоритма. Если имя алгоритма не заполнено, то оно принимается по умолчанию равным имени образа исполняемого файла. Если указанный исполняемый файл расчетного модуля планируется использовать в приборе многократно, то следует указать имя алгоритма (разное для разных объектов). Многократно, значит для обработки одинаковых по структуре алгоритмов может использоваться один сгенерированный расчётный модуль, при этом он запускается несколько раз, но подключается к различным внешним переменным для каждого из запущенных процессов;</text:p>
            <text:p text:style-name="P1"><text:span text:style-name="T1">Период, мс</text:span> <text:span text:style-name="T2">—</text:span> период вызова расчетного модуля в миллисекундах;</text:p>
            <text:p text:style-name="P1"><text:span text:style-name="T1">К-во вызовов </text:span><text:span text:style-name="T3">—</text:span> количество вызовов одного расчетного модуля за период вызова. Нужно если за период необходимо выполнить алгоритм последовательно несколько раз (если к-во вызовов больше 1), например это может понадобится для реализации итераций;</text:p>
            <text:p text:style-name="P1"><text:span text:style-name="T1">Образ (exe)</text:span> <text:span text:style-name="T2">—</text:span> имя исполняемого файла расчетного модуля. Если файл проекта (например, Scheme.prt) задан, то параметр заполняется автоматически.</text:p>
            <text:p text:style-name="P1">Если указанный исполняемый файл расчетного модуля планируется использовать в приборе многократно, то следует указать имя алгоритма (разное для разных объектов).</text:p>
            <text:p text:style-name="P2"><text:soft-page-break/><draw:frame draw:style-name="fr1" draw:name="graphics5" text:anchor-type="as-char" svg:width="12.093cm" svg:height="9.763cm" draw:z-index="4"><draw:image xlink:href="../_images/rp-4-2-ris-03.png" xlink:type="simple" xlink:show="embed" xlink:actuate="onLoad"/></draw:frame></text:p>
            <text:p text:style-name="P2">Рисунок 3</text:p>
            <text:p text:style-name="P1">4) Выполнить настройку инструментов автоматики. Настройка инструментов автоматики производится в закладке «Настройки» рабочего окна «Инструменты автоматики», показано на рисунке 4:</text:p>
            <text:p text:style-name="P2"><draw:frame draw:style-name="fr1" draw:name="graphics6" text:anchor-type="as-char" svg:width="19.163cm" svg:height="9.846cm" draw:z-index="5"><draw:image xlink:href="../_images/rp-4-2-ris-04.png" xlink:type="simple" xlink:show="embed" xlink:actuate="onLoad"/></draw:frame></text:p>
            <text:p text:style-name="P2">Рисунок 4</text:p>
            <text:p text:style-name="P1">Параметры, которые следует определить:</text:p>
            <text:p text:style-name="P1"><text:span text:style-name="T1">Имя конфигурации загрузки</text:span> <text:span text:style-name="T2">— </text:span>имя конфигурационного файла загрузки (указывается без расширения, по умолчанию default);</text:p>
            <text:p text:style-name="P1"><text:span text:style-name="T1">Директория исходников</text:span> <text:span text:style-name="T2">— </text:span>путь сохранения сгенерированных программ (расчётных модулей);</text:p>
            <text:p text:style-name="P1"><text:soft-page-break/><text:span text:style-name="T1">Директория шаблона кода</text:span> <text:span text:style-name="T2">— </text:span>настройка генерации программ, выбирается в зависимости от типа целевой операционной системы, приведено в таблице 1;</text:p>
            <text:p text:style-name="P1">Таблица 1</text:p>
            <table:table table:name="Table2" table:style-name="Table2">
              <table:table-column table:style-name="Table2.A"/>
              <table:table-column table:style-name="Table2.B"/>
              <table:table-row>
                <table:table-cell table:style-name="Table2.A1" office:value-type="string">
                  <text:p text:style-name="P3">Значение параметра</text:p>
                </table:table-cell>
                <table:table-cell table:style-name="Table2.B1" office:value-type="string">
                  <text:p text:style-name="P3">Примечание</text:p>
                </table:table-cell>
              </table:table-row>
              <table:table-row>
                <table:table-cell table:style-name="Table2.A2" office:value-type="string">
                  <text:p text:style-name="Our_20_code">%codetemplates%MinGW_DLL\</text:p>
                </table:table-cell>
                <table:table-cell table:style-name="Table2.B2" office:value-type="string">
                  <text:p text:style-name="P3">для компиляции динамически загружаемой библиотеки (dll) с расчетной моделью для ОС Windows;</text:p>
                </table:table-cell>
              </table:table-row>
              <table:table-row>
                <table:table-cell table:style-name="Table2.A2" office:value-type="string">
                  <text:p text:style-name="Our_20_code">%codetemplates%MinGW_SampleApp\</text:p>
                </table:table-cell>
                <table:table-cell table:style-name="Table2.B2" office:value-type="string">
                  <text:p text:style-name="P3">для простой консольной программы для ОС Windows;</text:p>
                </table:table-cell>
              </table:table-row>
              <table:table-row>
                <table:table-cell table:style-name="Table2.A2" office:value-type="string">
                  <text:p text:style-name="Our_20_code">%codetemplates%QNX4\</text:p>
                </table:table-cell>
                <table:table-cell table:style-name="Table2.B2" office:value-type="string">
                  <text:p text:style-name="P3">для ОСРВ QNX версии 4;</text:p>
                </table:table-cell>
              </table:table-row>
              <table:table-row>
                <table:table-cell table:style-name="Table2.A2" office:value-type="string">
                  <text:p text:style-name="Our_20_code">%codetemplates%QNX6\</text:p>
                </table:table-cell>
                <table:table-cell table:style-name="Table2.B2" office:value-type="string">
                  <text:p text:style-name="P3">для ОСРВ QNX версии 6;</text:p>
                </table:table-cell>
              </table:table-row>
              <table:table-row>
                <table:table-cell table:style-name="Table2.A2" office:value-type="string">
                  <text:p text:style-name="Our_20_code">%codetemplates%VC2008\</text:p>
                </table:table-cell>
                <table:table-cell table:style-name="Table2.B2" office:value-type="string">
                  <text:p text:style-name="P3">для компиляции динамически загружаемой библиотеки (dll) с расчетной моделью для ОС Windows. Для настоящего <text:s/>шаблона кода применяется компилятор Visual C++ 2008.</text:p>
                </table:table-cell>
              </table:table-row>
            </table:table>
            <text:p text:style-name="P1"><text:span text:style-name="T1">Имя блока в коде =</text:span> <text:span text:style-name="T2">— </text:span>правило формирования имён переменных для блоков расчетной схемы (алгоритма). Расшифровка значений параметра приведена в таблице 2;</text:p>
            <text:p text:style-name="P1">Таблица 2</text:p>
            <table:table table:name="Table3" table:style-name="Table3">
              <table:table-column table:style-name="Table3.A"/>
              <table:table-column table:style-name="Table3.B"/>
              <table:table-row>
                <table:table-cell table:style-name="Table3.A1" office:value-type="string">
                  <text:p text:style-name="P3">Значение параметра</text:p>
                </table:table-cell>
                <table:table-cell table:style-name="Table3.B1" office:value-type="string">
                  <text:p text:style-name="P3">Примечание</text:p>
                </table:table-cell>
              </table:table-row>
              <table:table-row>
                <table:table-cell table:style-name="Table3.A2" office:value-type="string">
                  <text:p text:style-name="P3">Номер при сортировке</text:p>
                </table:table-cell>
                <table:table-cell table:style-name="Table3.B2" office:value-type="string">
                  <text:p text:style-name="P3">В качестве базы для имени внутренних переменных в генерируемом Си-коде используются сквозные номера, присвоенные программным комплексом SimInTech (ПК МВТУ 4) при сортировке расчетной схемы;</text:p>
                  <text:p text:style-name="P3">Примечание - При дополнении или изменении расчетной схемы внутренним переменным будут присвоены новые номера.</text:p>
                </table:table-cell>
              </table:table-row>
              <table:table-row>
                <table:table-cell table:style-name="Table3.A2" office:value-type="string">
                  <text:p text:style-name="P3">Ограниченный md5-хэш (6 символов)</text:p>
                </table:table-cell>
                <table:table-cell table:style-name="Table3.B2" office:value-type="string">
                  <text:p text:style-name="P3">В качестве базы для имени внутренней переменной используются первые 5 символов от md5-хэш функции <text:s/>полного имени блока.</text:p>
                </table:table-cell>
              </table:table-row>
              <table:table-row>
                <table:table-cell table:style-name="Table3.A2" office:value-type="string">
                  <text:p text:style-name="P3">Транслитерированное имя</text:p>
                </table:table-cell>
                <table:table-cell table:style-name="Table3.B2" office:value-type="string">
                  <text:p text:style-name="P3">В качестве базы для имени внутренней переменной используется текстовое имя в формате</text:p>
                  <text:p text:style-name="Our_20_code">&lt;имя субмодели&gt;_&lt;имя блока&gt;</text:p>
                </table:table-cell>
              </table:table-row>
              <table:table-row>
                <table:table-cell table:style-name="Table3.A2" office:value-type="string">
                  <text:p text:style-name="P3">Полный md5-хэш (32 символа)</text:p>
                </table:table-cell>
                <table:table-cell table:style-name="Table3.B2" office:value-type="string">
                  <text:p text:style-name="P3">В качестве базы для имени внутренней переменной используются первые 32 символа от md5-хэш функции полного имени блока.</text:p>
                </table:table-cell>
              </table:table-row>
              <table:table-row>
                <table:table-cell table:style-name="Table3.A2" office:value-type="string">
                  <text:p text:style-name="P3">Ограниченный md5-хэш (12 символов)</text:p>
                </table:table-cell>
                <table:table-cell table:style-name="Table3.B2" office:value-type="string">
                  <text:p text:style-name="P3">В качестве базы для имени внутренней переменной используются первые 12 символов <text:soft-page-break/>от md5-хэш функции полного имени блока.</text:p>
                </table:table-cell>
              </table:table-row>
            </table:table>
            <text:p text:style-name="P1"><text:span text:style-name="T1">Стиль заголовка кода </text:span><text:span text:style-name="T2">— </text:span>способ генерации заголовочного файла на языке программирования Си необходимого для автоматической привязки текстовых идентификаторов переменных к нужным адресам в памяти. Расшифровка значений параметра приведена в таблице 3;</text:p>
            <text:p text:style-name="P1">Таблица <text:span text:style-name="T5">3</text:span></text:p>
            <table:table table:name="Table4" table:style-name="Table4">
              <table:table-column table:style-name="Table4.A"/>
              <table:table-column table:style-name="Table4.B"/>
              <table:table-row>
                <table:table-cell table:style-name="Table4.A1" office:value-type="string">
                  <text:p text:style-name="P3">Значение параметра</text:p>
                </table:table-cell>
                <table:table-cell table:style-name="Table4.B1" office:value-type="string">
                  <text:p text:style-name="P3">Примечание</text:p>
                </table:table-cell>
              </table:table-row>
              <table:table-row>
                <table:table-cell table:style-name="Table4.A2" office:value-type="string">
                  <text:p text:style-name="P3">С внутренними таблицами переменных (DLL)</text:p>
                </table:table-cell>
                <table:table-cell table:style-name="Table4.B2" office:value-type="string">
                  <text:p text:style-name="P3">В заголовочный файл, на основе которого генерируется динамически загружаемая библиотека или программа, встраиваются служебные таблицы с указанием имён переменных, соответствующим им адресом в памяти и типом данных (целый, вещественный и т.п.);</text:p>
                </table:table-cell>
              </table:table-row>
              <table:table-row>
                <table:table-cell table:style-name="Table4.A2" office:value-type="string">
                  <text:p text:style-name="P3">С внешними таблицами переменных (EXE)</text:p>
                </table:table-cell>
                <table:table-cell table:style-name="Table4.B2" office:value-type="string">
                  <text:p text:style-name="P3">В обрабатываемый компилятором заголовочный файл не пишутся служебные таблицы с именами переменных. Служебные таблицы генерируются в бинарные файлы, структура которых подробно описана в руководстве системного программиста [2];</text:p>
                </table:table-cell>
              </table:table-row>
              <table:table-row>
                <table:table-cell table:style-name="Table4.A2" office:value-type="string">
                  <text:p text:style-name="P3">Автоопределение по ini-файлу в шаблоне кода</text:p>
                </table:table-cell>
                <table:table-cell table:style-name="Table4.B2" office:value-type="string">
                  <text:p text:style-name="P3">Опция позволяет автоматически выбирать тип генерации заголовочного файла: с внутренними или внешними таблицами переменных в соответствии с выбранным шаблоном кода. При этом в директории шаблона кода должен присутствовать ini-файл, в котором в текстовом виде указывается идентификатор способа определения генерации заголовочного файла.</text:p>
                </table:table-cell>
              </table:table-row>
            </table:table>
            <text:p text:style-name="P1"><text:span text:style-name="T1">Команда сборки модуля</text:span> <text:span text:style-name="T2">—</text:span> текст вызова скрипт-файла (bat-файл), который производит автоматическую компиляцию расчетного модуля по сгенерированным кодгенератором исходным текстам;</text:p>
            <text:p text:style-name="P1"><text:span text:style-name="T1">Команда загрузки в целевую систему</text:span> <text:span text:style-name="T2">—</text:span> текст вызова скрипт-файла (bat-файл), который производит загрузку скомпилированных расчетных модулей (программ) и других необходимых файлов на прибор;</text:p>
            <text:p text:style-name="P1"><text:span text:style-name="T1">Префикс имён переменных</text:span> <text:span text:style-name="T2">—</text:span> символ, дописываемый в начало имени локальных переменных при генерации кода.</text:p>
            <text:p text:style-name="P1">5) Задать параметры отладчика. Параметры отладчика задаются в закладке «Отладчик» рабочего окна «Инструменты автоматики», показано на рисунке 5.</text:p>
            <text:p text:style-name="P2"><text:soft-page-break/><draw:frame draw:style-name="fr1" draw:name="graphics7" text:anchor-type="as-char" svg:width="12.197cm" svg:height="9.79cm" draw:z-index="6"><draw:image xlink:href="../_images/rp-4-2-ris-05.png" xlink:type="simple" xlink:show="embed" xlink:actuate="onLoad"/></draw:frame></text:p>
            <text:p text:style-name="P2">Рисунок 5</text:p>
            <text:p text:style-name="P1">Параметры, которые следует определить:</text:p>
            <text:p text:style-name="P1"><text:span text:style-name="T1">Режим отладки</text:span> <text:span text:style-name="T2">—</text:span> выбор способа расчета схемы (алгоритма). Расшифровка значений параметра приведена в таблице 4;</text:p>
            <text:p text:style-name="P1">Таблица <text:span text:style-name="T5">4</text:span></text:p>
            <table:table table:name="Table5" table:style-name="Table5">
              <table:table-column table:style-name="Table5.A"/>
              <table:table-column table:style-name="Table5.B"/>
              <table:table-row>
                <table:table-cell table:style-name="Table5.A1" office:value-type="string">
                  <text:p text:style-name="P3">Значение параметра</text:p>
                </table:table-cell>
                <table:table-cell table:style-name="Table5.B1" office:value-type="string">
                  <text:p text:style-name="P3">Примечание</text:p>
                </table:table-cell>
              </table:table-row>
              <table:table-row>
                <table:table-cell table:style-name="Table5.A2" office:value-type="string">
                  <text:p text:style-name="P3">Локальная</text:p>
                </table:table-cell>
                <table:table-cell table:style-name="Table5.B2" office:value-type="string">
                  <text:p text:style-name="P3">расчетная схема считается на рабочем месте разработчика (компьютере пользователя) без доступа к прибору;</text:p>
                </table:table-cell>
              </table:table-row>
              <table:table-row>
                <table:table-cell table:style-name="Table5.A2" office:value-type="string">
                  <text:p text:style-name="P3">Удалённая</text:p>
                </table:table-cell>
                <table:table-cell table:style-name="Table5.B2" office:value-type="string">
                  <text:p text:style-name="P3">на расчетной схеме отображаются данные с прибора. Пользователь может изменять параметры блоков, при этом происходит автоматическое изменение соответствующей переменной на приборе;</text:p>
                </table:table-cell>
              </table:table-row>
              <table:table-row>
                <table:table-cell table:style-name="Table5.A2" office:value-type="string">
                  <text:p text:style-name="P3">Получать только входы</text:p>
                </table:table-cell>
                <table:table-cell table:style-name="Table5.B2" office:value-type="string">
                  <text:p text:style-name="P3">в режиме происходит только получение значений переменных входа/выхода для расчетной модели. Все остальные переменные состояния рассчитываются локальным ядром автоматики и не синхронизируются со значением переменных, существующих в приборе.</text:p>
                </table:table-cell>
              </table:table-row>
            </table:table>
            <text:p text:style-name="P1"><text:span text:style-name="T1">Режим изменения параметров</text:span><text:span text:style-name="T6"> </text:span><text:span text:style-name="T4">—</text:span><text:span text:style-name="T6"> </text:span>опция, позволяющая изменить режим пересылки изменяемых пользователем параметров в прибор. Расшифровка значений параметра приведена в таблице 5;</text:p>
            <text:p text:style-name="P1">Таблица 5</text:p>
            <table:table table:name="Table6" table:style-name="Table6">
              <table:table-column table:style-name="Table6.A"/>
              <table:table-column table:style-name="Table6.B"/>
              <table:table-row>
                <table:table-cell table:style-name="Table6.A1" office:value-type="string">
                  <text:p text:style-name="P3">Значение параметра</text:p>
                </table:table-cell>
                <table:table-cell table:style-name="Table6.B1" office:value-type="string">
                  <text:p text:style-name="P3">Примечание</text:p>
                </table:table-cell>
              </table:table-row>
              <table:table-row>
                <table:table-cell table:style-name="Table6.A2" office:value-type="string">
                  <text:p text:style-name="P3"><text:soft-page-break/>Однократный</text:p>
                </table:table-cell>
                <table:table-cell table:style-name="Table6.B2" office:value-type="string">
                  <text:p text:style-name="P3">При изменении пользователем значения свойства блока на расчетной схеме (например, коэффициента усиления инерционно-дифференцирующего звена) происходит его однократное изменение на расчетной схеме с однократной пересылкой на прибор;</text:p>
                </table:table-cell>
              </table:table-row>
              <table:table-row>
                <table:table-cell table:style-name="Table6.A2" office:value-type="string">
                  <text:p text:style-name="P3">Списочный</text:p>
                </table:table-cell>
                <table:table-cell table:style-name="Table6.B2" office:value-type="string">
                  <text:p text:style-name="P3">Графическая оболочка SimInTech (ПК МВТУ-4) программно составляет список требуемых параметров, который на каждом расчетном шаге транслируется на прибор.</text:p>
                </table:table-cell>
              </table:table-row>
            </table:table>
            <text:p text:style-name="P1"><text:span text:style-name="T1">Параметры соединения (хост:порт)</text:span> <text:span text:style-name="T4">—</text:span> адрес сервера (прибора), например 127.001:22375. Если номер порта после двоеточия не указан (или в параметрах соединения отсутствует), то по умолчанию номер порта равен 22375;</text:p>
            <text:p text:style-name="P1"><text:span text:style-name="T1">Имя DLL удаленного доступа</text:span> <text:span text:style-name="T4">—</text:span> имя динамически загружаемой библиотеки, реализующей алгоритм получения данных от сервера отладки прибора GdbServer;</text:p>
            <text:p text:style-name="P1"><text:span text:style-name="T5">Примечание: Пользователь</text:span> не должен изменять значение параметра при использовании протокола передачи данных, реализованного в данной исполняемой среде.</text:p>
            <text:p text:style-name="P1"><text:span text:style-name="T1">Имя объекта внутри DLL</text:span> <text:span text:style-name="T4">—</text:span> Имя модуля, которое обеспечивает связь ПО прибора с сервером отладки. Используется при необходимости создания поддержки собственного протокола передачи данных, отличающегося от заложенного в динамическую библиотеку avrordbg.dll.</text:p>
            <text:p text:style-name="P1"><text:span text:style-name="T1">Имя состояния</text:span> <text:span text:style-name="T4">—</text:span> текстовый параметр, используемый для именованного сохранения состояния прибора (имя рестарта).</text:p>
            <text:p text:style-name="P1">6) Сохранить конфигурацию инструментов автоматики. Конфигурацию сохраняют нажатием левой клавишей «мыши» на кнопку «Сохранить конфигурацию» в рабочем окне «Инструменты автоматики» (показана на рисунке 6). Соответствующий файл лучше хранить вместе с файлами расчетных схем.</text:p>
            <text:p text:style-name="P2"><draw:frame draw:style-name="fr1" draw:name="graphics8" text:anchor-type="as-char" svg:width="12.571cm" svg:height="9.74cm" draw:z-index="7"><draw:image xlink:href="../_images/rp-4-2-ris-06.png" xlink:type="simple" xlink:show="embed" xlink:actuate="onLoad"/></draw:frame></text:p>
            <text:p text:style-name="P2"><text:soft-page-break/>Рисунок 6</text:p>
            <text:p text:style-name="P1">При генерации кода для целевой системы в генерируемый код добавляются комментарии, для возможности его анализа и сопоставления с исходной схемой. Для каждого из сгенерированных файлов добавляется в шапку комментарий, обозначающий, из какого именно файла был сгенерирован данный исходный текст:</text:p>
            <text:p text:style-name="Our_20_code">/* <text:s/>------------------------------------------------------</text:p>
            <text:p text:style-name="Our_20_code">     Routine name:  calc</text:p>
            <text:p text:style-name="Our_20_code">        Generated:  27.09.2011 11:44:36</text:p>
            <text:p text:style-name="Our_20_code">      Description:  </text:p>
            <text:p text:style-name="Our_20_code">      Project file:  ШРП - штатный регулятор питания БС.prt</text:p>
            <text:p text:style-name="Our_20_code">------------------------------------------------------ <text:s/>*/</text:p>
            <text:p text:style-name="P1">Где: </text:p>
            <text:p text:style-name="P1"><text:span text:style-name="T1">Routine name</text:span> – имя сгенерированного исполняемого файла расчётного модуля;</text:p>
            <text:p text:style-name="P1"><text:span text:style-name="T1">Generated</text:span> – дата и время генерации;</text:p>
            <text:p text:style-name="P1"><text:span text:style-name="T1">Description</text:span> – краткое текстовое описание проекта, заполняемое пользователем в параметрах расчёта;</text:p>
            <text:p text:style-name="P1"><text:span text:style-name="T1">Project file</text:span> – имя исходного файла схемы, по которой был сгенерирован исходный текст.</text:p>
            <text:p text:style-name="P1">Также в исходном тексте для каждого из блоков схемы перед исходным текстом, описывающим данный блок, генерируется комментарий вида:</text:p>
            <text:p text:style-name="Our_20_code">/* Index=367</text:p>
            <text:p text:style-name="Our_20_code">   UID=367</text:p>
            <text:p text:style-name="Our_20_code">   GeneratorClassName=TLimitIntegrator</text:p>
            <text:p text:style-name="Our_20_code">   Name=klap2.int</text:p>
            <text:p text:style-name="Our_20_code">   Type=Интегратор с ограничением */</text:p>
            <text:p text:style-name="P1">Где:</text:p>
            <text:p text:style-name="P1"><text:span text:style-name="T1">Index</text:span> – уникальный номер при сортировке блока (т.е. порядковый номер блока, который автоматически определяется математическим ядром). Номера блоков на схеме можно вывести при помощи пункта в главном меню «Вид-Показывать номера блоков». Для поиска блока по его UID необходимо нажать кнопку «Поиск блока» на главной панели инструментов программы и там пометить тип поиска «По индексу блока», ввести туда данный идентификатор, программа покажет блок в проекте. <text:span text:style-name="T6">Примечание</text:span> – номера блоков при изменении топологии модели могут меняться, поэтому если вы изменили схему и по старым исходникам ищете блок на ней, то поиск может быть неверным. ;</text:p>
            <text:p text:style-name="P1"><text:span text:style-name="T1">UID</text:span> – уникальный идентификатор блока, который является базовым для формирования имён переменных состояния для данного блока. Способ вычисления идентификатора указывается в настройках генерации кода (см. таблицу 2). Для поиска блока по его <text:soft-page-break/>UID необходимо нажать кнопку «Поиск блока» на главной панели инструментов программы и там пометить тип поиска «По тексту», ввести туда данный идентификатор, программа покажет все блоки, где встречается данное сочетание символов;</text:p>
            <text:p text:style-name="P1"><text:span text:style-name="T1">GeneratorClassName</text:span> – имя класса генератора кода в исходном тексте генератора кода в файле</text:p>
            <text:p text:style-name="Our_20_code">&lt;директория установки&gt;\source\MBTY\AVRORA_GEN\Blocks.pas</text:p>
            <text:p text:style-name="P1">По данному имени можно легко найти исходный текст, описывающий процесс генерации Си-кода для данного блока;</text:p>
            <text:p text:style-name="P1"><text:span text:style-name="T1">Name</text:span> – полное имя блока, для которого был сгенерирован данный фрагмент кода. Оно формируется по следующему принципу<text:span text:style-name="T5">:</text:span></text:p>
            <text:p text:style-name="Our_20_code">&lt;имя субмодели в которой стоит блок&gt;.&lt;имя блока внутри субмодели&gt;</text:p>
            <text:p text:style-name="P1">где имя блока – поле «Имя объекта» (Name) в закладке «Общие» в редакторе свойств блока. Если блок стоит во вложенной структуре, то в полное имя через точку включаются все имена субмоделей начиная с самой верхней, к которым этот блок принадлежит. Таким образом, по полному имени на схеме можно однозначно найти данный блок, для которого сгенерирован фрагмент кода.</text:p>
            <text:p text:style-name="P1"><text:span text:style-name="T1">Type</text:span> – это идентификатор типа блока, который берётся из параметра «Тип элемента» (ClassName) закладки, «Общие» в редакторе свойств блока.</text:p>
            <text:p text:style-name="P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3" svg:font-family="'Times New Roman', serif"/>
    <style:font-face style:name="Times New Roman2"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3" style:font-size-asian="12pt" style:font-name-complex="Times New Roman3"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3" style:font-size-asian="12pt" style:font-name-complex="Times New Roman3"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Задание настроек компиляции</dc:title>
    <dc:date>2016-02-20T11:19:43.96</dc:date>
    <meta:generator>OpenOffice/4.1.1$Win32 OpenOffice.org_project/411m6$Build-9775</meta:generator>
    <meta:editing-duration>PT8H36M2S</meta:editing-duration>
    <meta:editing-cycles>111</meta:editing-cycles>
    <dc:creator>ILYA KUBENSKIY</dc:creator>
    <meta:document-statistic meta:table-count="6" meta:image-count="8" meta:object-count="0" meta:page-count="10" meta:paragraph-count="128" meta:word-count="1839" meta:character-count="14149"/>
    <meta:user-defined meta:name="Поле 1"/>
    <meta:user-defined meta:name="Поле 2"/>
    <meta:user-defined meta:name="Поле 3"/>
    <meta:user-defined meta:name="Поле 4"/>
  </office:meta>
</office:document-meta>
</file>